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3mm"/>
    </style:style>
    <style:style style:name="co3" style:family="table-column">
      <style:table-column-properties fo:break-before="auto" style:column-width="32.76mm"/>
    </style:style>
    <style:style style:name="co4" style:family="table-column">
      <style:table-column-properties fo:break-before="auto" style:column-width="53.18mm"/>
    </style:style>
    <style:style style:name="co5" style:family="table-column">
      <style:table-column-properties fo:break-before="auto" style:column-width="33.85mm"/>
    </style:style>
    <style:style style:name="co6" style:family="table-column">
      <style:table-column-properties fo:break-before="auto" style:column-width="50.73mm"/>
    </style:style>
    <style:style style:name="co7" style:family="table-column">
      <style:table-column-properties fo:break-before="auto" style:column-width="56.44mm"/>
    </style:style>
    <style:style style:name="co8" style:family="table-column">
      <style:table-column-properties fo:break-before="auto" style:column-width="50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Sheet1" table:style-name="ta1">
        <table:shapes>
          <draw:frame draw:z-index="0" draw:style-name="gr1" draw:text-style-name="P1" svg:width="159.99mm" svg:height="89.99mm" svg:x="1257.64mm" svg:y="46.16mm">
            <loext:p draw:notify-on-update-of-ranges="Sheet1.AM8:Sheet1.AM8 Sheet1.AM9:Sheet1.AM15 Sheet1.AN8:Sheet1.AN8 Sheet1.AN9:Sheet1.AN15 Sheet1.AO8:Sheet1.AO8 Sheet1.AO9:Sheet1.AO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A DR = 0, B DR = 3, A CR = 1, B CR = 1 . Beacon DR = 3, CR = 1.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1 GW, 1 End device (5,5),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1" calcext:value-type="float">
            <text:p>1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End device</text:p>
          </table:table-cell>
          <table:table-cell table:number-columns-repeated="6"/>
          <table:table-cell office:value-type="string" calcext:value-type="string">
            <text:p>Network Server</text:p>
          </table:table-cell>
          <table:table-cell table:number-columns-repeated="11"/>
          <table:table-cell office:value-type="string" calcext:value-type="string">
            <text:p>Net Device</text:p>
          </table:table-cell>
          <table:table-cell table:number-columns-repeated="8"/>
          <table:table-cell office:value-type="string" calcext:value-type="string">
            <text:p>(packets)</text:p>
          </table:table-cell>
          <table:table-cell table:number-columns-repeated="6"/>
          <table:table-cell office:value-type="string" calcext:value-type="string">
            <text:p>Note: RX_DL is not a hard metric, discuss with Stephen. Neither is TX_DC, as those packets that fail to be sent in one ping slot will be sent in a later one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/>
          <table:table-cell office:value-type="string" calcext:value-type="string">
            <text:p>Total beacons received</text:p>
          </table:table-cell>
          <table:table-cell office:value-type="string" calcext:value-type="string">
            <text:p>Total beacons sent</text:p>
          </table:table-cell>
          <table:table-cell office:value-type="string" calcext:value-type="string">
            <text:p>Average % of beacons received</text:p>
          </table:table-cell>
          <table:table-cell office:value-type="string" calcext:value-type="string">
            <text:p>Total throughput (B)</text:p>
          </table:table-cell>
          <table:table-cell office:value-type="string" calcext:value-type="string">
            <text:p>Total attempted throughput (B)</text:p>
          </table:table-cell>
          <table:table-cell office:value-type="string" calcext:value-type="string">
            <text:p>Total % successful throughput (B)</text:p>
          </table:table-cell>
          <table:table-cell office:value-type="string" calcext:value-type="string">
            <text:p>Total throughput (A)</text:p>
          </table:table-cell>
          <table:table-cell office:value-type="string" calcext:value-type="string">
            <text:p>Total attempted throughput (A)</text:p>
          </table:table-cell>
          <table:table-cell office:value-type="string" calcext:value-type="string">
            <text:p>Total % successful throughput (A)</text:p>
          </table:table-cell>
          <table:table-cell office:value-type="string" calcext:value-type="string">
            <text:p>Total number of failed packets</text:p>
          </table:table-cell>
          <table:table-cell office:value-type="string" calcext:value-type="string">
            <text:p>Total number of fail-to-send packe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[.F5]" office:value-type="float" office:value="667" calcext:value-type="float">
            <text:p>667</text:p>
          </table:table-cell>
          <table:table-cell table:formula="of:=[.O5]" office:value-type="float" office:value="674" calcext:value-type="float">
            <text:p>674</text:p>
          </table:table-cell>
          <table:table-cell table:formula="of:=[.Z5]/([.AA5]*[.J2])*100" office:value-type="float" office:value="98.9614243323442" calcext:value-type="float">
            <text:p>98.9614243323</text:p>
          </table:table-cell>
          <table:table-cell table:formula="of:=[.E5]" office:value-type="float" office:value="95" calcext:value-type="float">
            <text:p>95</text:p>
          </table:table-cell>
          <table:table-cell table:formula="of:=[.Q5]" office:value-type="float" office:value="95" calcext:value-type="float">
            <text:p>95</text:p>
          </table:table-cell>
          <table:table-cell table:formula="of:=[.AC5]/[.AD5]*100" office:value-type="float" office:value="100" calcext:value-type="float">
            <text:p>100</text:p>
          </table:table-cell>
          <table:table-cell table:formula="of:=[.R5]" office:value-type="float" office:value="94" calcext:value-type="float">
            <text:p>94</text:p>
          </table:table-cell>
          <table:table-cell table:formula="of:=[.B5]" office:value-type="float" office:value="96" calcext:value-type="float">
            <text:p>96</text:p>
          </table:table-cell>
          <table:table-cell table:formula="of:=[.AF5]/[.AG5]*100" office:value-type="float" office:value="97.9166666666667" calcext:value-type="float">
            <text:p>97.9166666667</text:p>
          </table:table-cell>
          <table:table-cell table:style-name="ce1" table:formula="of:=([.AG5]-[.AF5]) + ([.AD5]-[.AC5]) + ([.AA5]-[.Z5])" office:value-type="float" office:value="9" calcext:value-type="float">
            <text:p>9</text:p>
          </table:table-cell>
          <table:table-cell table:formula="of:=[.W5]+[.X5]+[.V5]+[.U5]+[.U6]+[.V6]+[.W6]+[.X6]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19"/>
          <table:table-cell table:number-columns-repeated="5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GW, 2 End device (5,5), (-5,-5),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2" calcext:value-type="float">
            <text:p>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4"/>
          <table:table-cell office:value-type="string" calcext:value-type="string">
            <text:p># node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table:formula="of:=SUM([.F9:.F10])" office:value-type="float" office:value="1337" calcext:value-type="float">
            <text:p>1337</text:p>
          </table:table-cell>
          <table:table-cell table:formula="of:=[.O9]" office:value-type="float" office:value="674" calcext:value-type="float">
            <text:p>674</text:p>
          </table:table-cell>
          <table:table-cell table:formula="of:=[.Z9]/([.AA9]*[.J7])*100" office:value-type="float" office:value="99.1839762611276" calcext:value-type="float">
            <text:p>99.1839762611</text:p>
          </table:table-cell>
          <table:table-cell table:formula="of:=SUM([.E9:.E10])" office:value-type="float" office:value="181" calcext:value-type="float">
            <text:p>181</text:p>
          </table:table-cell>
          <table:table-cell table:formula="of:=SUM([.Q9:.Q10])" office:value-type="float" office:value="190" calcext:value-type="float">
            <text:p>190</text:p>
          </table:table-cell>
          <table:table-cell table:formula="of:=[.AC9]/[.AD9]*100" office:value-type="float" office:value="95.2631578947368" calcext:value-type="float">
            <text:p>95.2631578947</text:p>
          </table:table-cell>
          <table:table-cell table:formula="of:=SUM([.R9:.R10])" office:value-type="float" office:value="190" calcext:value-type="float">
            <text:p>190</text:p>
          </table:table-cell>
          <table:table-cell table:formula="of:=SUM([.B9:.B10])" office:value-type="float" office:value="192" calcext:value-type="float">
            <text:p>192</text:p>
          </table:table-cell>
          <table:table-cell table:formula="of:=[.AF9]/[.AG9]*100" office:value-type="float" office:value="98.9583333333333" calcext:value-type="float">
            <text:p>98.9583333333</text:p>
          </table:table-cell>
          <table:table-cell table:style-name="ce1" table:formula="of:=([.AG9]-[.AF9]) + ([.AD9]-[.AC9]) + (([.AA9]*[.J7])-[.Z9])" office:value-type="float" office:value="22" calcext:value-type="float">
            <text:p>22</text:p>
          </table:table-cell>
          <table:table-cell table:formula="of:=SUM([.U9:.X11])" office:value-type="float" office:value="830" calcext:value-type="float">
            <text:p>8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7.9166666666667" calcext:value-type="float">
            <text:p>97.91666666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office:value-type="float" office:value="98.9583333333333" calcext:value-type="float">
            <text:p>98.9583333333</text:p>
          </table:table-cell>
          <table:table-cell office:value-type="float" office:value="95.2631578947368" calcext:value-type="float">
            <text:p>95.2631578947</text:p>
          </table:table-cell>
        </table:table-row>
        <table:table-row table:style-name="ro1"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4"/>
          <table:table-cell office:value-type="float" office:value="4" calcext:value-type="float">
            <text:p>4</text:p>
          </table:table-cell>
          <table:table-cell office:value-type="float" office:value="99.4791666666667" calcext:value-type="float">
            <text:p>99.4791666667</text:p>
          </table:table-cell>
          <table:table-cell office:value-type="float" office:value="91.8421052631579" calcext:value-type="float">
            <text:p>91.8421052632</text:p>
          </table:table-cell>
        </table:table-row>
        <table:table-row table:style-name="ro1">
          <table:table-cell office:value-type="string" calcext:value-type="string">
            <text:p>1 GW, 4 End device (5,5), (-5,-5), (5,-5), (-5,5)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4" calcext:value-type="float">
            <text:p>4</text:p>
          </table:table-cell>
          <table:table-cell table:number-columns-repeated="28"/>
          <table:table-cell office:value-type="float" office:value="8" calcext:value-type="float">
            <text:p>8</text:p>
          </table:table-cell>
          <table:table-cell office:value-type="float" office:value="97.9166666666667" calcext:value-type="float">
            <text:p>97.9166666667</text:p>
          </table:table-cell>
          <table:table-cell office:value-type="float" office:value="81.5789473684211" calcext:value-type="float">
            <text:p>81.5789473684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4"/>
          <table:table-cell office:value-type="float" office:value="16" calcext:value-type="float">
            <text:p>16</text:p>
          </table:table-cell>
          <table:table-cell office:value-type="float" office:value="96.09375" calcext:value-type="float">
            <text:p>96.09375</text:p>
          </table:table-cell>
          <table:table-cell office:value-type="float" office:value="65.5263157894737" calcext:value-type="float">
            <text:p>65.5263157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SUM([.F14:.F17])" office:value-type="float" office:value="2684" calcext:value-type="float">
            <text:p>2684</text:p>
          </table:table-cell>
          <table:table-cell table:formula="of:=[.O14]" office:value-type="float" office:value="674" calcext:value-type="float">
            <text:p>674</text:p>
          </table:table-cell>
          <table:table-cell table:formula="of:=[.Z14]/([.AA14]*[.J12])*100" office:value-type="float" office:value="99.5548961424332" calcext:value-type="float">
            <text:p>99.5548961424</text:p>
          </table:table-cell>
          <table:table-cell table:formula="of:=SUM([.E14:.E17])" office:value-type="float" office:value="349" calcext:value-type="float">
            <text:p>349</text:p>
          </table:table-cell>
          <table:table-cell table:formula="of:=SUM([.Q14:.Q17])" office:value-type="float" office:value="380" calcext:value-type="float">
            <text:p>380</text:p>
          </table:table-cell>
          <table:table-cell table:formula="of:=[.AC14]/[.AD14]*100" office:value-type="float" office:value="91.8421052631579" calcext:value-type="float">
            <text:p>91.8421052632</text:p>
          </table:table-cell>
          <table:table-cell table:formula="of:=SUM([.R14:.R17])" office:value-type="float" office:value="382" calcext:value-type="float">
            <text:p>382</text:p>
          </table:table-cell>
          <table:table-cell table:formula="of:=SUM([.B14:.B17])" office:value-type="float" office:value="384" calcext:value-type="float">
            <text:p>384</text:p>
          </table:table-cell>
          <table:table-cell table:formula="of:=[.AF14]/[.AG14]*100" office:value-type="float" office:value="99.4791666666667" calcext:value-type="float">
            <text:p>99.4791666667</text:p>
          </table:table-cell>
          <table:table-cell table:style-name="ce1" table:formula="of:=([.AG14]-[.AF14]) + ([.AD14]-[.AC14]) + (([.AA14]*[.J12])-[.Z14])" office:value-type="float" office:value="45" calcext:value-type="float">
            <text:p>45</text:p>
          </table:table-cell>
          <table:table-cell table:formula="of:=SUM([.U14:.X18])" office:value-type="float" office:value="1083" calcext:value-type="float">
            <text:p>108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96.2239583333333" calcext:value-type="float">
            <text:p>96.2239583333</text:p>
          </table:table-cell>
          <table:table-cell office:value-type="float" office:value="49.4736842105263" calcext:value-type="float">
            <text:p>49.47368421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4"/>
          <table:table-cell office:value-type="float" office:value="64" calcext:value-type="float">
            <text:p>64</text:p>
          </table:table-cell>
          <table:table-cell office:value-type="float" office:value="94.4173177083333" calcext:value-type="float">
            <text:p>94.4173177083</text:p>
          </table:table-cell>
          <table:table-cell office:value-type="float" office:value="34.1611842105263" calcext:value-type="float">
            <text:p>34.161184210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GW, 8 End device (5,5), (-5,-5), (5,-5), (-5,5).. with 10,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8" calcext:value-type="float">
            <text:p>8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SUM([.F21:.F28])" office:value-type="float" office:value="5376" calcext:value-type="float">
            <text:p>5376</text:p>
          </table:table-cell>
          <table:table-cell table:formula="of:=[.O21]" office:value-type="float" office:value="674" calcext:value-type="float">
            <text:p>674</text:p>
          </table:table-cell>
          <table:table-cell table:formula="of:=[.Z21]/([.AA21]*[.J19])*100" office:value-type="float" office:value="99.7032640949555" calcext:value-type="float">
            <text:p>99.703264095</text:p>
          </table:table-cell>
          <table:table-cell table:formula="of:=SUM([.E21:.E28])" office:value-type="float" office:value="620" calcext:value-type="float">
            <text:p>620</text:p>
          </table:table-cell>
          <table:table-cell table:formula="of:=SUM([.Q21:.Q28])" office:value-type="float" office:value="760" calcext:value-type="float">
            <text:p>760</text:p>
          </table:table-cell>
          <table:table-cell table:formula="of:=[.AC21]/[.AD21]*100" office:value-type="float" office:value="81.5789473684211" calcext:value-type="float">
            <text:p>81.5789473684</text:p>
          </table:table-cell>
          <table:table-cell table:formula="of:=SUM([.R21:.R28])" office:value-type="float" office:value="752" calcext:value-type="float">
            <text:p>752</text:p>
          </table:table-cell>
          <table:table-cell table:formula="of:=SUM([.B21:.B28])" office:value-type="float" office:value="768" calcext:value-type="float">
            <text:p>768</text:p>
          </table:table-cell>
          <table:table-cell table:formula="of:=[.AF21]/[.AG21]*100" office:value-type="float" office:value="97.9166666666667" calcext:value-type="float">
            <text:p>97.9166666667</text:p>
          </table:table-cell>
          <table:table-cell table:style-name="ce1" table:formula="of:=([.AG21]-[.AF21]) + ([.AD21]-[.AC21]) + (([.AA21]*[.J19])-[.Z21])" office:value-type="float" office:value="172" calcext:value-type="float">
            <text:p>172</text:p>
          </table:table-cell>
          <table:table-cell table:formula="of:=SUM([.U21:.X29])" office:value-type="float" office:value="1502" calcext:value-type="float">
            <text:p>1502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office:value-type="float" office:value="1411" calcext:value-type="float">
            <text:p>14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office:value-type="string" calcext:value-type="string">
            <text:p>1 GW, 16 End device (5,5), (-5,-5), (5,-5), (-5,5).. with 10, 15, 20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16" calcext:value-type="float">
            <text:p>16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SUM([.F34:.F49])" office:value-type="float" office:value="10717" calcext:value-type="float">
            <text:p>10717</text:p>
          </table:table-cell>
          <table:table-cell table:formula="of:=[.O34]" office:value-type="float" office:value="674" calcext:value-type="float">
            <text:p>674</text:p>
          </table:table-cell>
          <table:table-cell table:formula="of:=[.Z34]/([.AA34]*[.J32])*100" office:value-type="float" office:value="99.3787091988131" calcext:value-type="float">
            <text:p>99.3787091988</text:p>
          </table:table-cell>
          <table:table-cell table:formula="of:=SUM([.E34:.E49])" office:value-type="float" office:value="996" calcext:value-type="float">
            <text:p>996</text:p>
          </table:table-cell>
          <table:table-cell table:formula="of:=SUM([.Q34:.Q49])" office:value-type="float" office:value="1520" calcext:value-type="float">
            <text:p>1520</text:p>
          </table:table-cell>
          <table:table-cell table:formula="of:=[.AC34]/[.AD34]*100" office:value-type="float" office:value="65.5263157894737" calcext:value-type="float">
            <text:p>65.5263157895</text:p>
          </table:table-cell>
          <table:table-cell table:formula="of:=SUM([.R34:.R49])" office:value-type="float" office:value="1476" calcext:value-type="float">
            <text:p>1476</text:p>
          </table:table-cell>
          <table:table-cell table:formula="of:=SUM([.B34:.B49])" office:value-type="float" office:value="1536" calcext:value-type="float">
            <text:p>1536</text:p>
          </table:table-cell>
          <table:table-cell table:formula="of:=[.AF34]/[.AG34]*100" office:value-type="float" office:value="96.09375" calcext:value-type="float">
            <text:p>96.09375</text:p>
          </table:table-cell>
          <table:table-cell table:style-name="ce1" table:formula="of:=([.AG34]-[.AF34]) + ([.AD34]-[.AC34]) + (([.AA34]*[.J32])-[.Z34])" office:value-type="float" office:value="651" calcext:value-type="float">
            <text:p>651</text:p>
          </table:table-cell>
          <table:table-cell table:formula="of:=SUM([.U34:.X51])" office:value-type="float" office:value="2346" calcext:value-type="float">
            <text:p>2346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office:value-type="float" office:value="2136" calcext:value-type="float">
            <text:p>21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1 GW, 32 End device (5,5), (-5,-5), (5,-5), (-5,5).. with 10, 15, 20, ... 40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32" calcext:value-type="float">
            <text:p>32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SUM([.F54:.F85])" office:value-type="float" office:value="21482" calcext:value-type="float">
            <text:p>21482</text:p>
          </table:table-cell>
          <table:table-cell table:formula="of:=[.O54]" office:value-type="float" office:value="674" calcext:value-type="float">
            <text:p>674</text:p>
          </table:table-cell>
          <table:table-cell table:formula="of:=[.Z54]/([.AA54]*[.J52])*100" office:value-type="float" office:value="99.6012611275964" calcext:value-type="float">
            <text:p>99.6012611276</text:p>
          </table:table-cell>
          <table:table-cell table:formula="of:=SUM([.E54:.E85])" office:value-type="float" office:value="1504" calcext:value-type="float">
            <text:p>1504</text:p>
          </table:table-cell>
          <table:table-cell table:formula="of:=SUM([.Q54:.Q85])" office:value-type="float" office:value="3040" calcext:value-type="float">
            <text:p>3040</text:p>
          </table:table-cell>
          <table:table-cell table:formula="of:=[.AC54]/[.AD54]*100" office:value-type="float" office:value="49.4736842105263" calcext:value-type="float">
            <text:p>49.4736842105</text:p>
          </table:table-cell>
          <table:table-cell table:formula="of:=SUM([.R54:.R85])" office:value-type="float" office:value="2956" calcext:value-type="float">
            <text:p>2956</text:p>
          </table:table-cell>
          <table:table-cell table:formula="of:=SUM([.B54:.B85])" office:value-type="float" office:value="3072" calcext:value-type="float">
            <text:p>3072</text:p>
          </table:table-cell>
          <table:table-cell table:formula="of:=[.AF54]/[.AG54]*100" office:value-type="float" office:value="96.2239583333333" calcext:value-type="float">
            <text:p>96.2239583333</text:p>
          </table:table-cell>
          <table:table-cell table:style-name="ce1" table:formula="of:=([.AG54]-[.AF54]) + ([.AD54]-[.AC54]) + (([.AA54]*[.J52])-[.Z54])" office:value-type="float" office:value="1738" calcext:value-type="float">
            <text:p>1738</text:p>
          </table:table-cell>
          <table:table-cell table:formula="of:=SUM([.U54:.X86])" office:value-type="float" office:value="3889" calcext:value-type="float">
            <text:p>3889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3" office:value-type="float" office:value="95" calcext:value-type="float">
            <text:p>9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office:value-type="float" office:value="3560" calcext:value-type="float">
            <text:p>356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1 GW, 64 End device (5,5), (-5,-5), (5,-5), (-5,5).. with 10, 15, 20, ... 80 1 A UL every 15 mins, 1 B DL every 15 mins, ran for 1 day</text:p>
          </table:table-cell>
          <table:table-cell table:number-columns-repeated="7"/>
          <table:table-cell office:value-type="string" calcext:value-type="string">
            <text:p>End devices</text:p>
          </table:table-cell>
          <table:table-cell office:value-type="float" office:value="64" calcext:value-type="float">
            <text:p>64</text:p>
          </table:table-cell>
          <table:table-cell table:number-columns-repeated="31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US_A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DS_Be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S_A_Gen</text:p>
          </table:table-cell>
          <table:table-cell office:value-type="string" calcext:value-type="string">
            <text:p>DS_Sent</text:p>
          </table:table-cell>
          <table:table-cell office:value-type="string" calcext:value-type="string">
            <text:p>DS_RW1</text:p>
          </table:table-cell>
          <table:table-cell office:value-type="string" calcext:value-type="string">
            <text:p>DS_RW2</text:p>
          </table:table-cell>
          <table:table-cell office:value-type="string" calcext:value-type="string">
            <text:p>DS_Retrans</text:p>
          </table:table-cell>
          <table:table-cell office:value-type="string" calcext:value-type="string">
            <text:p>DS_Acks</text:p>
          </table:table-cell>
          <table:table-cell office:value-type="string" calcext:value-type="string">
            <text:p>DS_Bea</text:p>
          </table:table-cell>
          <table:table-cell office:value-type="string" calcext:value-type="string">
            <text:p>DS_B_Gen</text:p>
          </table:table-cell>
          <table:table-cell office:value-type="string" calcext:value-type="string">
            <text:p>DS_B</text:p>
          </table:table-cell>
          <table:table-cell office:value-type="string" calcext:value-type="string">
            <text:p>US_A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TX_Busy</text:p>
          </table:table-cell>
          <table:table-cell office:value-type="string" calcext:value-type="string">
            <text:p>TX_DC</text:p>
          </table:table-cell>
          <table:table-cell office:value-type="string" calcext:value-type="string">
            <text:p>RX_Bea</text:p>
          </table:table-cell>
          <table:table-cell office:value-type="string" calcext:value-type="string">
            <text:p>RX_DL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/>
          <table:table-cell table:formula="of:=SUM([.F89:.F152])" office:value-type="float" office:value="42984" calcext:value-type="float">
            <text:p>42984</text:p>
          </table:table-cell>
          <table:table-cell table:formula="of:=[.O89]" office:value-type="float" office:value="674" calcext:value-type="float">
            <text:p>674</text:p>
          </table:table-cell>
          <table:table-cell table:formula="of:=[.Z89]/([.AA89]*[.J87])*100" office:value-type="float" office:value="99.6476261127597" calcext:value-type="float">
            <text:p>99.6476261128</text:p>
          </table:table-cell>
          <table:table-cell table:formula="of:=SUM([.E89:.E152])" office:value-type="float" office:value="2077" calcext:value-type="float">
            <text:p>2077</text:p>
          </table:table-cell>
          <table:table-cell table:formula="of:=SUM([.Q89:.Q152])" office:value-type="float" office:value="6080" calcext:value-type="float">
            <text:p>6080</text:p>
          </table:table-cell>
          <table:table-cell table:formula="of:=[.AC89]/[.AD89]*100" office:value-type="float" office:value="34.1611842105263" calcext:value-type="float">
            <text:p>34.1611842105</text:p>
          </table:table-cell>
          <table:table-cell table:formula="of:=SUM([.R89:.R152])" office:value-type="float" office:value="5801" calcext:value-type="float">
            <text:p>5801</text:p>
          </table:table-cell>
          <table:table-cell table:formula="of:=SUM([.B89:.B152])" office:value-type="float" office:value="6144" calcext:value-type="float">
            <text:p>6144</text:p>
          </table:table-cell>
          <table:table-cell table:formula="of:=[.AF89]/[.AG89]*100" office:value-type="float" office:value="94.4173177083333" calcext:value-type="float">
            <text:p>94.4173177083</text:p>
          </table:table-cell>
          <table:table-cell table:style-name="ce1" table:formula="of:=([.AG89]-[.AF89]) + ([.AD89]-[.AC89]) + (([.AA89]*[.J87])-[.Z89])" office:value-type="float" office:value="4498" calcext:value-type="float">
            <text:p>4498</text:p>
          </table:table-cell>
          <table:table-cell table:formula="of:=SUM([.U89:.X153])" office:value-type="float" office:value="7001" calcext:value-type="float">
            <text:p>700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68" calcext:value-type="float">
            <text:p>668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0" calcext:value-type="float">
            <text:p>670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671" calcext:value-type="float">
            <text:p>671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1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674" calcext:value-type="float">
            <text:p>674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672" calcext:value-type="float">
            <text:p>672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73" calcext:value-type="float">
            <text:p>673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74" calcext:value-type="float">
            <text:p>674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19"/>
          <table:table-cell table:number-columns-repeated="2" office:value-type="float" office:value="0" calcext:value-type="float">
            <text:p>0</text:p>
          </table:table-cell>
          <table:table-cell office:value-type="float" office:value="6375" calcext:value-type="float">
            <text:p>637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H89:Sheet1.R15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 style:data-style-name="N2" text:time-value="10:45:17.7383719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6:32:14.257271495</meta:creation-date>
    <dc:date>2018-04-04T16:02:54.691780051</dc:date>
    <meta:editing-duration>PT1H31M8S</meta:editing-duration>
    <meta:editing-cycles>6</meta:editing-cycles>
    <meta:generator>LibreOffice/5.1.6.2$Linux_X86_64 LibreOffice_project/10m0$Build-2</meta:generator>
    <meta:document-statistic meta:table-count="1" meta:cell-count="3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027cm" svg:y="0.316cm" chart:style-name="ch2">
          <text:p>Nodes versus % successful throughput</text:p>
        </chart:title>
        <chart:legend chart:legend-position="end" svg:x="14.418cm" svg:y="3.952cm" style:legend-expansion="high" chart:style-name="ch3"/>
        <chart:plot-area chart:style-name="ch4" table:cell-range-address="Sheet1.AM8:Sheet1.AO15" chart:data-source-has-labels="both" svg:x="1.331cm" svg:y="1.275cm" svg:width="12.767cm" svg:height="6.564cm">
          <chartooo:coordinate-region svg:x="1.952cm" svg:y="1.474cm" svg:width="11.774cm" svg:height="5.718cm"/>
          <chart:axis chart:dimension="x" chart:name="primary-x" chart:style-name="ch5" chartooo:axis-type="auto">
            <chartooo:date-scale/>
            <chart:title svg:x="7.075cm" svg:y="8.019cm" chart:style-name="ch6">
              <text:p># nodes</text:p>
            </chart:title>
            <chart:categories table:cell-range-address="Sheet1.AM9:Sheet1.AM15"/>
          </chart:axis>
          <chart:axis chart:dimension="y" chart:name="primary-y" chart:style-name="ch5">
            <chart:title svg:x="0.451cm" svg:y="6.374cm" chart:style-name="ch7">
              <text:p>% successful throughput</text:p>
            </chart:title>
            <chart:grid chart:style-name="ch8" chart:class="major"/>
          </chart:axis>
          <chart:series chart:style-name="ch9" chart:values-cell-range-address="Sheet1.AN9:Sheet1.AN15" chart:label-cell-address="Sheet1.AN8:Sheet1.AN8" chart:class="chart:line">
            <chart:data-point chart:repeated="7"/>
          </chart:series>
          <chart:series chart:style-name="ch10" chart:values-cell-range-address="Sheet1.AO9:Sheet1.AO15" chart:label-cell-address="Sheet1.AO8:Sheet1.AO8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Sheet1.AN8:Sheet1.AN8</svg:desc>
                </draw:g>
              </table:table-cell>
              <table:table-cell office:value-type="string">
                <text:p>B</text:p>
                <draw:g>
                  <svg:desc>Sheet1.AO8:Sheet1.AO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M9:Sheet1.AM15</svg:desc>
                </draw:g>
              </table:table-cell>
              <table:table-cell office:value-type="float" office:value="97.9166666666667">
                <text:p>97.9166666666667</text:p>
                <draw:g>
                  <svg:desc>Sheet1.AN9:Sheet1.AN15</svg:desc>
                </draw:g>
              </table:table-cell>
              <table:table-cell office:value-type="float" office:value="100">
                <text:p>100</text:p>
                <draw:g>
                  <svg:desc>Sheet1.AO9:Sheet1.AO1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98.9583333333333">
                <text:p>98.9583333333333</text:p>
              </table:table-cell>
              <table:table-cell office:value-type="float" office:value="95.2631578947368">
                <text:p>95.263157894736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99.4791666666667">
                <text:p>99.4791666666667</text:p>
              </table:table-cell>
              <table:table-cell office:value-type="float" office:value="91.8421052631579">
                <text:p>91.842105263157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97.9166666666667">
                <text:p>97.9166666666667</text:p>
              </table:table-cell>
              <table:table-cell office:value-type="float" office:value="81.5789473684211">
                <text:p>81.578947368421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96.09375">
                <text:p>96.09375</text:p>
              </table:table-cell>
              <table:table-cell office:value-type="float" office:value="65.5263157894737">
                <text:p>65.526315789473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96.2239583333333">
                <text:p>96.2239583333333</text:p>
              </table:table-cell>
              <table:table-cell office:value-type="float" office:value="49.4736842105263">
                <text:p>49.473684210526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4.4173177083333">
                <text:p>94.4173177083333</text:p>
              </table:table-cell>
              <table:table-cell office:value-type="float" office:value="34.1611842105263">
                <text:p>34.16118421052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